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Utils.getExtensions( List &lt; ElementExtensible &gt; elements , Class &lt; T &gt;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Utils.getParts( SOAP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Utils.getParts( Message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Utils.getParts( SOAP12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Utils.getSOAPHeaderFaults( SOAP12Header 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Utils.getSOAPHeaderFaults( SOAPHeader 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Utils.getExtensions( ElementExtensible element , Class &lt; T &gt; 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SDLUtils.getWSDL11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DLUtils.createWSDL11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SDLUtils.getBindingFaults( BindingOperation b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Utils.getExtension( ElementExtensible element , Class &lt; T &gt; 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SDLUtils.getElements( BindingOperation b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